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iti TC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pitch="variable"/>
    <style:font-face style:name="微軟正黑體1" svg:font-family="微軟正黑體" style:font-family-generic="swiss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998cm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cccccc" fo:padding="0cm" fo:border="none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" style:family="table">
      <style:table-properties style:width="18.8cm" table:align="left" fo:background-color="transparent">
        <style:background-image/>
      </style:table-properties>
    </style:style>
    <style:style style:name="Table2.A" style:family="table-column">
      <style:table-column-properties style:column-width="2.596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1" style:family="table-row">
      <style:table-row-properties style:min-row-height="0.397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A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503cm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3" style:family="table">
      <style:table-properties style:width="18.789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397cm"/>
    </style:style>
    <style:style style:name="Table23.B" style:family="table-column">
      <style:table-column-properties style:column-width="4.209cm"/>
    </style:style>
    <style:style style:name="Table23.C" style:family="table-column">
      <style:table-column-properties style:column-width="1.588cm"/>
    </style:style>
    <style:style style:name="Table23.D" style:family="table-column">
      <style:table-column-properties style:column-width="2.514cm"/>
    </style:style>
    <style:style style:name="Table23.E" style:family="table-column">
      <style:table-column-properties style:column-width="1.686cm"/>
    </style:style>
    <style:style style:name="Table23.G" style:family="table-column">
      <style:table-column-properties style:column-width="1.688cm"/>
    </style:style>
    <style:style style:name="Table23.H" style:family="table-column">
      <style:table-column-properties style:column-width="3.194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3.H1" style:family="table-cell">
      <style:table-cell-properties style:vertical-align="middle" fo:padding="0cm" fo:border="0.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3.H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3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503cm" fo:background-color="transparent">
        <style:background-image/>
      </style:table-row-properties>
    </style:style>
    <style:style style:name="Table24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397cm"/>
    </style:style>
    <style:style style:name="Table25.B" style:family="table-column">
      <style:table-column-properties style:column-width="2.498cm"/>
    </style:style>
    <style:style style:name="Table25.C" style:family="table-column">
      <style:table-column-properties style:column-width="1.207cm"/>
    </style:style>
    <style:style style:name="Table25.D" style:family="table-column">
      <style:table-column-properties style:column-width="2.395cm"/>
    </style:style>
    <style:style style:name="Table25.E" style:family="table-column">
      <style:table-column-properties style:column-width="1.205cm"/>
    </style:style>
    <style:style style:name="Table25.F" style:family="table-column">
      <style:table-column-properties style:column-width="2.499cm"/>
    </style:style>
    <style:style style:name="Table25.H" style:family="table-column">
      <style:table-column-properties style:column-width="2.397cm"/>
    </style:style>
    <style:style style:name="Table25.I" style:family="table-column">
      <style:table-column-properties style:column-width="1.293cm"/>
    </style:style>
    <style:style style:name="Table25.J" style:family="table-column">
      <style:table-column-properties style:column-width="2.704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5.J1" style:family="table-cell">
      <style:table-cell-properties style:vertical-align="middle" fo:padding="0cm" fo:border="0.5pt solid #000000" style:writing-mode="page"/>
    </style:style>
    <style:style style:name="Table25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5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5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5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row-height="0.503cm" fo:background-color="transparent">
        <style:background-image/>
      </style:table-row-properties>
    </style:style>
    <style:style style:name="Table14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3" style:family="table">
      <style:table-properties style:width="18.8cm" fo:break-before="auto" fo:break-after="auto" table:align="left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0.603cm"/>
    </style:style>
    <style:style style:name="Table3.B" style:family="table-column">
      <style:table-column-properties style:column-width="2.096cm"/>
    </style:style>
    <style:style style:name="Table3.C" style:family="table-column">
      <style:table-column-properties style:column-width="3.799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0.788cm"/>
    </style:style>
    <style:style style:name="Table3.F" style:family="table-column">
      <style:table-column-properties style:column-width="1.806cm"/>
    </style:style>
    <style:style style:name="Table3.G" style:family="table-column">
      <style:table-column-properties style:column-width="1.794cm"/>
    </style:style>
    <style:style style:name="Table3.H" style:family="table-column">
      <style:table-column-properties style:column-width="1.713cm"/>
    </style:style>
    <style:style style:name="Table3.I" style:family="table-column">
      <style:table-column-properties style:column-width="0.889cm"/>
    </style:style>
    <style:style style:name="Table3.J" style:family="table-column">
      <style:table-column-properties style:column-width="0.794cm"/>
    </style:style>
    <style:style style:name="Table3.K" style:family="table-column">
      <style:table-column-properties style:column-width="0.813cm"/>
    </style:style>
    <style:style style:name="Table3.1" style:family="table-row">
      <style:table-row-properties style:min-row-height="0.699cm"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="0.049cm" fo:border-left="0.05pt double-thin #000000" fo:border-right="none" fo:border-top="0.05pt double-thin #000000" fo:border-bottom="0.05pt double-thin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49cm" fo:border-left="0.5pt solid #000000" fo:border-right="none" fo:border-top="0.05pt double-thin #000000" fo:border-bottom="0.05pt double-thin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transparent" fo:padding="0.049cm" fo:border-left="0.5pt solid #000000" fo:border-right="none" fo:border-top="0.05pt double-thin #000000" fo:border-bottom="0.5pt solid #000000" style:writing-mode="page">
        <style:background-image/>
      </style:table-cell-properties>
    </style:style>
    <style:style style:name="Table3.K1" style:family="table-cell">
      <style:table-cell-properties style:vertical-align="middle" fo:background-color="transparent" fo:padding="0.049cm" fo:border-left="0.5pt solid #000000" fo:border-right="0.05pt double-thin #000000" fo:border-top="0.05pt double-thin #000000" fo:border-bottom="0.05pt double-thin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C2" style:family="table-cell">
      <style:table-cell-properties style:vertical-align="middle" fo:background-color="transparent" fo:padding="0.049cm" fo:border-left="0.5pt solid #000000" fo:border-right="none" fo:border-top="none" fo:border-bottom="0.05pt double-thin #000000" style:writing-mode="page">
        <style:background-image/>
      </style:table-cell-properties>
    </style:style>
    <style:style style:name="Table3.3" style:family="table-row">
      <style:table-row-properties style:row-height="0.422cm" fo:background-color="transparent">
        <style:background-image/>
      </style:table-row-properties>
    </style:style>
    <style:style style:name="Table3.A3" style:family="table-cell">
      <style:table-cell-properties fo:background-color="transparent" fo:padding="0.049cm" fo:border-left="0.05pt double-thin #000000" fo:border-right="0.05pt double-thin #000000" fo:border-top="none" fo:border-bottom="0.05pt double-thin #000000" style:writing-mode="page">
        <style:background-image/>
      </style:table-cell-properties>
    </style:style>
    <style:style style:name="Table3.4" style:family="table-row">
      <style:table-row-properties style:min-row-height="0.002cm" fo:background-color="transparent" fo:keep-together="auto">
        <style:background-image/>
      </style:table-row-properties>
    </style:style>
    <style:style style:name="Table3.A4" style:family="table-cell">
      <style:table-cell-properties style:vertical-align="middle" fo:background-color="transparent" fo:padding="0.049cm" fo:border-left="0.05pt double-thin #000000" fo:border-right="none" fo:border-top="0.05pt double-thin #000000" fo:border-bottom="0.05pt double-thin #000000" style:writing-mode="page">
        <style:background-image/>
      </style:table-cell-properties>
    </style:style>
    <style:style style:name="Table3.5" style:family="table-row">
      <style:table-row-properties style:min-row-height="0.002cm" fo:background-color="transparent">
        <style:background-image/>
      </style:table-row-properties>
    </style:style>
    <style:style style:name="Table3.6" style:family="table-row">
      <style:table-row-properties fo:background-color="transparent">
        <style:background-image/>
      </style:table-row-properties>
    </style:style>
    <style:style style:name="Table3.A6" style:family="table-cell">
      <style:table-cell-properties fo:background-color="transparent" fo:padding="0.049cm" fo:border-left="0.05pt double-thin #000000" fo:border-right="0.05pt double-thin #000000" fo:border-top="none" fo:border-bottom="0.05pt double-thin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4.695cm"/>
    </style:style>
    <style:style style:name="Table4.C" style:family="table-column">
      <style:table-column-properties style:column-width="2.104cm"/>
    </style:style>
    <style:style style:name="Table4.D" style:family="table-column">
      <style:table-column-properties style:column-width="3.508cm"/>
    </style:style>
    <style:style style:name="Table4.E" style:family="table-column">
      <style:table-column-properties style:column-width="1.889cm"/>
    </style:style>
    <style:style style:name="Table4.F" style:family="table-column">
      <style:table-column-properties style:column-width="4.607cm"/>
    </style:style>
    <style:style style:name="Table4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49cm" fo:padding-right="0.049cm" fo:padding-top="0cm" fo:padding-bottom="0cm" fo:border-left="none" fo:border-right="none" fo:border-top="0.5pt solid #000000" fo:border-bottom="0.5pt solid #000000"/>
    </style:style>
    <style:style style:name="Table4.F1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8.8cm" table:align="left" fo:background-color="transparent">
        <style:background-image/>
      </style:table-properties>
    </style:style>
    <style:style style:name="Table16.A" style:family="table-column">
      <style:table-column-properties style:column-width="18.8cm"/>
    </style:style>
    <style:style style:name="Table16.1" style:family="table-row">
      <style:table-row-properties style: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2.789cm"/>
    </style:style>
    <style:style style:name="Table6.D" style:family="table-column">
      <style:table-column-properties style:column-width="3.711cm"/>
    </style:style>
    <style:style style:name="Table6.E" style:family="table-column">
      <style:table-column-properties style:column-width="2.589cm"/>
    </style:style>
    <style:style style:name="Table6.F" style:family="table-column">
      <style:table-column-properties style:column-width="5.008cm"/>
    </style:style>
    <style:style style:name="Table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6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6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6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row-height="0.503cm" fo:background-color="transparent">
        <style:background-image/>
      </style:table-row-properties>
    </style:style>
    <style:style style:name="Table17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491cm"/>
    </style:style>
    <style:style style:name="Table7.B" style:family="table-column">
      <style:table-column-properties style:column-width="3.51cm"/>
    </style:style>
    <style:style style:name="Table7.C" style:family="table-column">
      <style:table-column-properties style:column-width="2.392cm"/>
    </style:style>
    <style:style style:name="Table7.D" style:family="table-column">
      <style:table-column-properties style:column-width="2.713cm"/>
    </style:style>
    <style:style style:name="Table7.E" style:family="table-column">
      <style:table-column-properties style:column-width="2.092cm"/>
    </style:style>
    <style:style style:name="Table7.F" style:family="table-column">
      <style:table-column-properties style:column-width="5.606cm"/>
    </style:style>
    <style:style style:name="Table7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7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7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7.D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row-height="0.503cm" fo:background-color="transparent">
        <style:background-image/>
      </style:table-row-properties>
    </style:style>
    <style:style style:name="Table18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1" style:family="table-row">
      <style:table-row-properties style:min-row-height="0.002cm"/>
    </style:style>
    <style:style style:name="Table8.A1" style:family="table-cell">
      <style:table-cell-properties fo:padding-left="0.049cm" fo:padding-right="0.049cm" fo:padding-top="0cm" fo:padding-bottom="0cm" fo:border="0.5pt solid #000000"/>
    </style:style>
    <style:style style:name="Table8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8.A5" style:family="table-cell">
      <style:table-cell-properties fo:padding-left="0.049cm" fo:padding-right="0.049cm" fo:padding-top="0cm" fo:padding-bottom="0cm" fo:border-left="0.5pt solid #000000" fo:border-right="none" fo:border-top="none" fo:border-bottom="0.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503cm" fo:background-color="transparent">
        <style:background-image/>
      </style:table-row-properties>
    </style:style>
    <style:style style:name="Table19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9.D1" style:family="table-cell">
      <style:table-cell-properties fo:padding-left="0.049cm" fo:padding-right="0.049cm" fo:padding-top="0cm" fo:padding-bottom="0cm" fo:border="0.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503cm" fo:background-color="transparent">
        <style:background-image/>
      </style:table-row-properties>
    </style:style>
    <style:style style:name="Table20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18.803cm"/>
    </style:style>
    <style:style style:name="Table10.A1" style:family="table-cell">
      <style:table-cell-properties fo:padding-left="0.049cm" fo:padding-right="0.049cm" fo:padding-top="0cm" fo:padding-bottom="0cm" fo:border="0.5pt solid #000000"/>
    </style:style>
    <style:style style:name="Table10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03cm" fo:background-color="transparent">
        <style:background-image/>
      </style:table-row-properties>
    </style:style>
    <style:style style:name="Table21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1.2" style:family="table-row">
      <style:table-row-properties style:min-row-height="0.52cm"/>
    </style:style>
    <style:style style:name="Table1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3.799cm" style:rel-column-width="13107*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P1" style:family="paragraph" style:parent-style-name="Footer">
      <style:paragraph-properties fo:text-align="center" style:justify-single-word="false"/>
      <style:text-properties style:font-name="微軟正黑體1" officeooo:paragraph-rsid="011302e1" style:font-name-asian="微軟正黑體1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1" fo:font-size="10pt" style:font-name-asian="微軟正黑體1" style:font-size-asian="10pt" style:font-size-complex="10pt"/>
    </style:style>
    <style:style style:name="P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1" fo:font-size="10pt" fo:background-color="transparent" style:font-name-asian="微軟正黑體1" style:font-size-asian="10pt" style:font-size-complex="10pt"/>
    </style:style>
    <style:style style:name="P4" style:family="paragraph" style:parent-style-name="Table_20_Contents">
      <loext:graphic-properties draw:fill="none" draw:fill-gradient-name="gradient" draw:fill-hatch-name="hatch"/>
      <style:paragraph-properties fo:margin-top="0cm" fo:margin-bottom="0cm" style:contextual-spacing="false" fo:background-color="transparent"/>
      <style:text-properties style:font-name="微軟正黑體1" fo:font-size="10pt" fo:background-color="transparent" style:font-name-asian="微軟正黑體1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0.499cm" fo:text-align="start" style:justify-single-word="false"/>
      <style:text-properties style:font-name="微軟正黑體1" fo:font-size="8pt" officeooo:rsid="00fa7e07" officeooo:paragraph-rsid="00fa7e07" style:font-name-asian="微軟正黑體1" style:font-size-asian="8pt" style:font-size-complex="8pt"/>
    </style:style>
    <style:style style:name="P6" style:family="paragraph" style:parent-style-name="Table_20_Contents">
      <style:text-properties style:font-name="微軟正黑體1" fo:font-size="8pt" style:font-name-asian="微軟正黑體1" style:font-size-asian="8pt" style:font-size-complex="8pt"/>
    </style:style>
    <style:style style:name="P7" style:family="paragraph" style:parent-style-name="Table_20_Contents">
      <style:text-properties style:font-name="微軟正黑體1" fo:font-size="8pt" officeooo:rsid="00074561" officeooo:paragraph-rsid="00074561" style:font-name-asian="微軟正黑體1" style:font-size-asian="8pt" style:font-size-complex="8pt"/>
    </style:style>
    <style:style style:name="P8" style:family="paragraph" style:parent-style-name="Table_20_Contents">
      <style:text-properties style:font-name="微軟正黑體1" fo:font-size="8pt" officeooo:paragraph-rsid="00074561" style:font-name-asian="微軟正黑體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微軟正黑體1" fo:font-size="8pt" style:font-name-asian="微軟正黑體1" style:font-size-asian="8pt" style:font-size-complex="8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微軟正黑體1" fo:font-size="8pt" style:font-name-asian="微軟正黑體1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微軟正黑體1" fo:font-size="8pt" style:font-name-asian="微軟正黑體1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微軟正黑體1" fo:font-size="8pt" officeooo:paragraph-rsid="010621f8" style:font-name-asian="微軟正黑體1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微軟正黑體1" fo:font-size="8pt" officeooo:paragraph-rsid="0107d5f6" style:font-name-asian="微軟正黑體1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微軟正黑體1" fo:font-size="8pt" officeooo:paragraph-rsid="0134edc3" style:font-name-asian="微軟正黑體1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微軟正黑體1" fo:font-size="8pt" officeooo:rsid="004fad47" officeooo:paragraph-rsid="010621f8" style:font-name-asian="微軟正黑體1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微軟正黑體1" fo:font-size="8pt" officeooo:rsid="00485296" style:font-name-asian="微軟正黑體1" style:font-size-asian="8pt" style:font-size-complex="8pt"/>
    </style:style>
    <style:style style:name="P17" style:family="paragraph" style:parent-style-name="Table_20_Contents">
      <style:paragraph-properties style:line-spacing="0cm" fo:text-align="center" style:justify-single-word="false"/>
      <style:text-properties style:font-name="微軟正黑體1" fo:font-size="8pt" officeooo:rsid="00c98332" officeooo:paragraph-rsid="00c98332" style:font-name-asian="微軟正黑體1" style:font-size-asian="8pt" style:font-size-complex="8pt"/>
    </style:style>
    <style:style style:name="P18" style:family="paragraph" style:parent-style-name="Table_20_Contents">
      <style:paragraph-properties style:line-spacing="0cm" fo:text-align="center" style:justify-single-word="false"/>
      <style:text-properties style:font-name="微軟正黑體1" fo:font-size="8pt" officeooo:rsid="00ca9868" officeooo:paragraph-rsid="00ca9868" style:font-name-asian="微軟正黑體1" style:font-size-asian="8pt" style:font-size-complex="8pt"/>
    </style:style>
    <style:style style:name="P19" style:family="paragraph" style:parent-style-name="Table_20_Contents">
      <style:paragraph-properties style:line-spacing="0cm" fo:text-align="center" style:justify-single-word="false"/>
      <style:text-properties style:font-name="微軟正黑體1" fo:font-size="8pt" officeooo:rsid="00ccf6c6" officeooo:paragraph-rsid="00ccf6c6" style:font-name-asian="微軟正黑體1" style:font-size-asian="8pt" style:font-size-complex="8pt"/>
    </style:style>
    <style:style style:name="P20" style:family="paragraph" style:parent-style-name="Table_20_Contents">
      <style:paragraph-properties style:line-spacing="0cm"/>
      <style:text-properties style:font-name="微軟正黑體1" fo:font-size="8pt" style:font-name-asian="微軟正黑體1" style:font-size-asian="8pt" style:font-size-complex="8pt"/>
    </style:style>
    <style:style style:name="P21" style:family="paragraph" style:parent-style-name="Table_20_Contents">
      <style:paragraph-properties style:line-spacing="0cm" fo:text-align="end" style:justify-single-word="false"/>
      <style:text-properties style:font-name="微軟正黑體1" fo:font-size="8pt" style:font-name-asian="微軟正黑體1" style:font-size-asian="8pt" style:font-size-complex="8pt"/>
    </style:style>
    <style:style style:name="P22" style:family="paragraph" style:parent-style-name="Table_20_Contents">
      <style:paragraph-properties style:line-spacing="0cm" fo:text-align="center" style:justify-single-word="false"/>
      <style:text-properties style:font-name="微軟正黑體1" fo:font-size="8pt" style:font-name-asian="微軟正黑體1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微軟正黑體1" fo:font-size="8pt" officeooo:rsid="00df1418" officeooo:paragraph-rsid="00df1418" style:font-name-asian="微軟正黑體1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微軟正黑體1" fo:font-size="8pt" officeooo:rsid="005c5062" style:font-name-asian="微軟正黑體1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微軟正黑體1" fo:font-size="8pt" officeooo:rsid="000d9f1a" officeooo:paragraph-rsid="000d9f1a" style:font-name-asian="微軟正黑體1" style:font-size-asian="8pt" style:font-size-complex="8p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微軟正黑體1" fo:font-size="8pt" officeooo:paragraph-rsid="010a9430" style:font-name-asian="微軟正黑體1" style:font-size-asian="8pt" style:font-size-complex="8pt"/>
    </style:style>
    <style:style style:name="P27" style:family="paragraph" style:parent-style-name="Table_20_Contents">
      <style:text-properties style:font-name="微軟正黑體1" fo:font-size="8pt" officeooo:rsid="00114aae" officeooo:paragraph-rsid="00114aae" style:font-name-asian="微軟正黑體1" style:font-size-asian="8pt" style:font-size-complex="8pt"/>
    </style:style>
    <style:style style:name="P28" style:family="paragraph" style:parent-style-name="Table_20_Contents">
      <style:text-properties style:font-name="微軟正黑體1" fo:font-size="8pt" officeooo:rsid="00125db8" officeooo:paragraph-rsid="00125db8" style:font-name-asian="微軟正黑體1" style:font-size-asian="8pt" style:font-size-complex="8pt"/>
    </style:style>
    <style:style style:name="P29" style:family="paragraph" style:parent-style-name="Table_20_Contents">
      <style:text-properties style:font-name="微軟正黑體1" fo:font-size="8pt" officeooo:paragraph-rsid="00125db8" style:font-name-asian="微軟正黑體1" style:font-size-asian="8pt" style:font-size-complex="8pt"/>
    </style:style>
    <style:style style:name="P30" style:family="paragraph" style:parent-style-name="Table_20_Contents">
      <style:text-properties style:font-name="微軟正黑體1" fo:font-size="8pt" officeooo:rsid="001458bb" officeooo:paragraph-rsid="001458bb" style:font-name-asian="微軟正黑體1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 style:vertical-align="middle"/>
      <style:text-properties style:font-name="微軟正黑體1" fo:font-size="8pt" officeooo:rsid="001458bb" officeooo:paragraph-rsid="001458bb" style:font-name-asian="微軟正黑體1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微軟正黑體1" fo:font-size="8pt" style:font-name-asian="微軟正黑體1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微軟正黑體1" fo:font-size="8pt" officeooo:rsid="00619de5" style:font-name-asian="微軟正黑體1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微軟正黑體1" fo:font-size="8pt" officeooo:rsid="0061f6ba" style:font-name-asian="微軟正黑體1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1" fo:font-size="8pt" officeooo:rsid="0063a75f" style:font-name-asian="微軟正黑體1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微軟正黑體1" fo:font-size="8pt" officeooo:rsid="006ae9bd" style:font-name-asian="微軟正黑體1" style:font-size-asian="8pt" style:font-size-complex="8pt"/>
    </style:style>
    <style:style style:name="P37" style:family="paragraph" style:parent-style-name="Table_20_Contents">
      <style:paragraph-properties style:line-spacing="0cm" fo:text-align="center" style:justify-single-word="false"/>
      <style:text-properties style:font-name="微軟正黑體1" fo:font-size="8pt" fo:font-weight="normal" officeooo:rsid="00c98332" officeooo:paragraph-rsid="00c98332" style:font-name-asian="微軟正黑體1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微軟正黑體1" fo:font-size="8pt" fo:font-weight="normal" style:font-name-asian="微軟正黑體1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微軟正黑體1" fo:font-size="8pt" style:text-underline-style="none" fo:font-weight="normal" officeooo:rsid="005c5062" style:font-name-asian="微軟正黑體1" style:font-size-asian="8pt" style:language-asian="zh" style:country-asian="TW" style:font-style-asian="normal" style:font-weight-asian="normal" style:font-size-complex="8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1" fo:font-size="6pt" officeooo:rsid="00e63ce4" style:font-name-asian="微軟正黑體1" style:font-size-asian="6pt" style:font-size-complex="6pt"/>
    </style:style>
    <style:style style:name="P41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1" fo:font-size="6pt" officeooo:rsid="008667ab" officeooo:paragraph-rsid="006eb1ca" style:font-name-asian="微軟正黑體1" style:font-size-asian="6pt" style:font-size-complex="6pt"/>
    </style:style>
    <style:style style:name="P42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1" fo:font-size="6pt" officeooo:rsid="008667ab" officeooo:paragraph-rsid="00111eab" style:font-name-asian="微軟正黑體1" style:font-size-asian="6pt" style:font-size-complex="6pt"/>
    </style:style>
    <style:style style:name="P43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1" fo:font-size="6pt" officeooo:rsid="008845d4" officeooo:paragraph-rsid="000f9240" style:font-name-asian="微軟正黑體1" style:font-size-asian="6pt" style:font-size-complex="6pt"/>
    </style:style>
    <style:style style:name="P44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1" fo:font-size="6.84999990463257pt" officeooo:rsid="00ed2372" officeooo:paragraph-rsid="00094595" style:font-name-asian="微軟正黑體1" style:font-size-asian="6pt" style:font-size-complex="6.84999990463257pt"/>
    </style:style>
    <style:style style:name="P45" style:family="paragraph" style:parent-style-name="Table_20_Contents">
      <style:paragraph-properties style:line-spacing="0cm"/>
    </style:style>
    <style:style style:name="P46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11302e1"/>
    </style:style>
    <style:style style:name="P47" style:family="paragraph" style:parent-style-name="Standard">
      <style:paragraph-properties style:line-spacing="0cm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fb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Heiti T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paragraph-rsid="01292e49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paragraph-rsid="0129479c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paragraph-rsid="01258019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rsid="012eaba7" officeooo:paragraph-rsid="012eaba7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paragraph-rsid="01258019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rsid="0009c8ec" officeooo:paragraph-rsid="0009c8ec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微軟正黑體" fo:font-size="8pt" fo:font-style="normal" fo:text-shadow="none" style:text-underline-style="none" fo:font-weight="normal" officeooo:rsid="00543360" officeooo:paragraph-rsid="01258019" style:font-name-asian="微軟正黑體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0% 100%" style:font-name="微軟正黑體1" fo:font-size="6.84999990463257pt" fo:font-style="normal" fo:text-shadow="none" style:text-underline-style="none" fo:font-weight="bold" officeooo:rsid="00fc4f29" officeooo:paragraph-rsid="011302e1" fo:background-color="#ffffff" style:font-name-asian="微軟正黑體1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微軟正黑體1" fo:font-size="20pt" fo:font-style="normal" fo:text-shadow="none" style:text-underline-style="none" fo:font-weight="normal" fo:background-color="transparent" style:font-name-asian="微軟正黑體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text-properties fo:color="#000000" loext:opacity="100%" style:font-name="微軟正黑體1" fo:font-size="8pt" style:font-name-asian="微軟正黑體1" style:font-size-asian="8pt" style:font-size-complex="8pt"/>
    </style:style>
    <style:style style:name="P63" style:family="paragraph" style:parent-style-name="Table_20_Contents">
      <style:text-properties fo:color="#000000" loext:opacity="100%" style:font-name="微軟正黑體1" fo:font-size="8pt" officeooo:rsid="00074561" officeooo:paragraph-rsid="00074561" style:font-name-asian="微軟正黑體1" style:font-size-asian="8pt" style:font-size-complex="8pt"/>
    </style:style>
    <style:style style:name="P64" style:family="paragraph" style:parent-style-name="Table_20_Contents">
      <style:text-properties fo:color="#000000" loext:opacity="100%" style:font-name="微軟正黑體1" fo:font-size="8pt" officeooo:paragraph-rsid="00074561" style:font-name-asian="微軟正黑體1" style:font-size-asian="8pt" style:font-size-complex="8pt"/>
    </style:style>
    <style:style style:name="P65" style:family="paragraph" style:parent-style-name="Standard">
      <style:text-properties officeooo:paragraph-rsid="006eb1ca"/>
    </style:style>
    <style:style style:name="P66" style:family="paragraph" style:parent-style-name="Standard">
      <style:text-properties officeooo:paragraph-rsid="000f9240"/>
    </style:style>
    <style:style style:name="P67" style:family="paragraph" style:parent-style-name="Standard">
      <style:text-properties officeooo:paragraph-rsid="00111eab"/>
    </style:style>
    <style:style style:name="P68" style:family="paragraph" style:parent-style-name="Standard">
      <style:text-properties officeooo:paragraph-rsid="00114aae"/>
    </style:style>
    <style:style style:name="P69" style:family="paragraph" style:parent-style-name="Standard">
      <style:text-properties style:text-position="super 58%" style:font-name="微軟正黑體1" fo:font-size="6.84999990463257pt" officeooo:paragraph-rsid="000839e8" style:font-name-asian="微軟正黑體1" style:font-size-asian="6pt" style:font-size-complex="6.84999990463257pt"/>
    </style:style>
    <style:style style:name="P70" style:family="paragraph" style:parent-style-name="Standard">
      <loext:graphic-properties draw:fill-hatch-name="hatch"/>
      <style:paragraph-properties fo:line-height="0.049cm"/>
      <style:text-properties style:text-position="super 58%" style:font-name="微軟正黑體1" fo:font-size="6.84999990463257pt" officeooo:paragraph-rsid="0115db35" style:font-name-asian="微軟正黑體1" style:font-size-asian="6pt" style:font-size-complex="6.84999990463257pt"/>
    </style:style>
    <style:style style:name="P71" style:family="paragraph" style:parent-style-name="Standard">
      <style:text-properties style:text-position="sub 58%" style:font-name="微軟正黑體1" fo:font-size="8pt" officeooo:paragraph-rsid="001458bb" fo:background-color="#97bdfc" style:font-name-asian="微軟正黑體1" style:font-size-asian="7pt" style:font-size-complex="8pt"/>
    </style:style>
    <style:style style:name="P72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1" fo:font-size="6.84999990463257pt" officeooo:paragraph-rsid="00125db8" fo:background-color="#97bdfc" style:font-name-asian="微軟正黑體1" style:font-size-asian="6pt" style:font-size-complex="6.84999990463257pt"/>
    </style:style>
    <style:style style:name="P73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1" fo:font-size="6.84999990463257pt" officeooo:paragraph-rsid="001458bb" fo:background-color="#97bdfc" style:font-name-asian="微軟正黑體1" style:font-size-asian="6pt" style:font-size-complex="6.84999990463257pt"/>
    </style:style>
    <style:style style:name="P74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1" fo:font-size="6.84999990463257pt" officeooo:rsid="006f0351" officeooo:paragraph-rsid="00114aae" fo:background-color="#97bdfc" style:font-name-asian="微軟正黑體1" style:font-size-asian="6pt" style:font-size-complex="6.84999990463257pt"/>
    </style:style>
    <style:style style:name="P75" style:family="paragraph" style:parent-style-name="Standard">
      <style:text-properties style:text-position="0% 100%" style:font-name="微軟正黑體1" fo:font-size="8pt" officeooo:paragraph-rsid="00148b5e" fo:background-color="transparent" style:font-name-asian="微軟正黑體1" style:font-size-asian="8pt" style:font-size-complex="8pt"/>
    </style:style>
    <style:style style:name="P76" style:family="paragraph" style:parent-style-name="Standard">
      <style:text-properties style:text-position="0% 100%" style:font-name="微軟正黑體1" fo:font-size="9pt" officeooo:paragraph-rsid="00148b5e" fo:background-color="transparent" style:font-name-asian="微軟正黑體1" style:font-size-asian="9pt" style:font-size-complex="9pt"/>
    </style:style>
    <style:style style:name="P77" style:family="paragraph" style:parent-style-name="Standard">
      <style:paragraph-properties fo:text-align="center" style:justify-single-word="false"/>
      <style:text-properties style:text-position="0% 100%" style:font-name="微軟正黑體1" fo:font-size="9pt" officeooo:paragraph-rsid="001458bb" fo:background-color="transparent" style:font-name-asian="微軟正黑體1" style:font-size-asian="9pt" style:font-size-complex="9pt"/>
    </style:style>
    <style:style style:name="P78" style:family="paragraph" style:parent-style-name="Standard">
      <style:text-properties style:text-position="0% 100%" style:font-name="微軟正黑體1" fo:font-size="9pt" officeooo:rsid="00148b5e" officeooo:paragraph-rsid="00148b5e" fo:background-color="transparent" style:font-name-asian="微軟正黑體1" style:font-size-asian="9pt" style:font-size-complex="9pt"/>
    </style:style>
    <style:style style:name="P79" style:family="paragraph" style:parent-style-name="Standard">
      <style:text-properties style:text-position="0% 100%" style:font-name="微軟正黑體1" fo:font-size="9pt" officeooo:rsid="00148b5e" officeooo:paragraph-rsid="0118eb9f" fo:background-color="transparent" style:font-name-asian="微軟正黑體1" style:font-size-asian="9pt" style:font-size-complex="9pt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微軟正黑體1" fo:font-size="9pt" officeooo:rsid="00148b5e" officeooo:paragraph-rsid="0118eb9f" fo:background-color="transparent" style:font-name-asian="微軟正黑體1" style:font-size-asian="9pt" style:font-size-complex="9pt"/>
    </style:style>
    <style:style style:name="P81" style:family="paragraph" style:parent-style-name="Standard">
      <style:text-properties style:text-position="0% 100%" style:font-name="微軟正黑體1" fo:font-size="9pt" officeooo:rsid="0015d2ff" officeooo:paragraph-rsid="0015d2ff" fo:background-color="transparent" style:font-name-asian="微軟正黑體1" style:font-size-asian="9pt" style:font-size-complex="9pt"/>
    </style:style>
    <style:style style:name="P82" style:family="paragraph" style:parent-style-name="Standard">
      <style:text-properties style:text-position="0% 100%" style:font-name="微軟正黑體1" fo:font-size="9pt" officeooo:rsid="0015d2ff" officeooo:paragraph-rsid="00148b5e" fo:background-color="transparent" style:font-name-asian="微軟正黑體1" style:font-size-asian="9pt" style:font-size-complex="9pt"/>
    </style:style>
    <style:style style:name="P83" style:family="paragraph" style:parent-style-name="Standard">
      <loext:graphic-properties draw:fill-hatch-name="hatch"/>
      <style:paragraph-properties fo:line-height="0.049cm"/>
      <style:text-properties style:text-position="0% 100%" style:font-name="微軟正黑體1" fo:font-size="9pt" officeooo:paragraph-rsid="001458bb" fo:background-color="transparent" style:font-name-asian="微軟正黑體1" style:font-size-asian="9pt" style:font-size-complex="9pt"/>
    </style:style>
    <style:style style:name="P84" style:family="paragraph" style:parent-style-name="Standard">
      <style:text-properties style:text-position="0% 100%" style:font-name="微軟正黑體1" fo:font-size="9pt" officeooo:rsid="00148b5e" officeooo:paragraph-rsid="00148b5e" style:font-name-asian="微軟正黑體1" style:font-size-asian="9pt" style:font-size-complex="9pt"/>
    </style:style>
    <style:style style:name="P85" style:family="paragraph" style:parent-style-name="Standard">
      <style:text-properties style:text-position="0% 100%" style:font-name="微軟正黑體1" fo:font-size="10pt" officeooo:rsid="00148b5e" officeooo:paragraph-rsid="00148b5e" fo:background-color="transparent" style:font-name-asian="微軟正黑體1" style:font-size-asian="10pt" style:font-size-complex="10pt"/>
    </style:style>
    <style:style style:name="P86" style:family="paragraph" style:parent-style-name="Standard">
      <style:paragraph-properties fo:line-height="100%"/>
      <style:text-properties officeooo:paragraph-rsid="00094595"/>
    </style:style>
    <style:style style:name="P87" style:family="paragraph" style:parent-style-name="Standard">
      <loext:graphic-properties draw:fill-gradient-name="gradient" draw:fill-hatch-name="hatch"/>
      <style:paragraph-properties fo:line-height="100%"/>
    </style:style>
    <style:style style:name="T1" style:family="text">
      <style:text-properties fo:font-size="6pt" officeooo:rsid="00a19d58" style:font-size-asian="5.25pt" style:font-size-complex="6pt"/>
    </style:style>
    <style:style style:name="T2" style:family="text">
      <style:text-properties fo:font-size="6pt" officeooo:rsid="00a19d58" style:font-size-asian="6pt" style:font-size-complex="6pt"/>
    </style:style>
    <style:style style:name="T3" style:family="text">
      <style:text-properties officeooo:rsid="00a19d58"/>
    </style:style>
    <style:style style:name="T4" style:family="text">
      <style:text-properties style:text-position="sub 58%" style:font-name="微軟正黑體1" fo:font-size="8pt" officeooo:rsid="006eb1ca" fo:background-color="#97bdfc" loext:char-shading-value="0" style:font-name-asian="微軟正黑體1" style:font-size-asian="7pt" style:font-size-complex="8pt"/>
    </style:style>
    <style:style style:name="T5" style:family="text">
      <style:text-properties style:text-position="sub 58%" style:font-name="微軟正黑體1" fo:font-size="8pt" officeooo:rsid="006efc90" fo:background-color="#97bdfc" loext:char-shading-value="0" style:font-name-asian="微軟正黑體1" style:font-size-asian="7pt" style:font-size-complex="8pt"/>
    </style:style>
    <style:style style:name="T6" style:family="text">
      <style:text-properties style:text-position="sub 58%" style:font-name="微軟正黑體1" fo:font-size="8pt" officeooo:rsid="006f0351" fo:background-color="#97bdfc" loext:char-shading-value="0" style:font-name-asian="微軟正黑體1" style:font-size-asian="7pt" style:font-size-complex="8pt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微軟正黑體1" fo:font-size="6pt" fo:font-style="normal" fo:text-shadow="none" style:text-underline-style="none" fo:font-weight="bold" officeooo:rsid="00fc4f29" fo:background-color="#ffffff" loext:char-shading-value="0" style:font-name-asian="微軟正黑體1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super 58%" style:font-name="微軟正黑體1" fo:font-size="6.84999990463257pt" fo:font-style="normal" fo:text-shadow="none" style:text-underline-style="none" fo:font-weight="bold" officeooo:rsid="00fc4f29" fo:background-color="#ffffff" loext:char-shading-value="0" style:font-name-asian="微軟正黑體1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officeooo:rsid="000839e8"/>
    </style:style>
    <style:style style:name="T10" style:family="text">
      <style:text-properties officeooo:rsid="00074561"/>
    </style:style>
    <style:style style:name="T11" style:family="text">
      <style:text-properties officeooo:rsid="0040f0a8"/>
    </style:style>
    <style:style style:name="T12" style:family="text">
      <style:text-properties officeooo:rsid="009a712c"/>
    </style:style>
    <style:style style:name="T13" style:family="text">
      <style:text-properties officeooo:rsid="005a2854"/>
    </style:style>
    <style:style style:name="T14" style:family="text">
      <style:text-properties officeooo:rsid="005884ac"/>
    </style:style>
    <style:style style:name="T15" style:family="text">
      <style:text-properties officeooo:rsid="00596ae3"/>
    </style:style>
    <style:style style:name="T16" style:family="text">
      <style:text-properties officeooo:rsid="00125db8"/>
    </style:style>
    <style:style style:name="T17" style:family="text">
      <style:text-properties officeooo:rsid="00687b8d"/>
    </style:style>
    <style:style style:name="T18" style:family="text">
      <style:text-properties officeooo:rsid="0069ab83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5d2ff" fo:background-color="transparent" loext:char-shading-value="0"/>
    </style:style>
    <style:style style:name="T21" style:family="text">
      <style:text-properties style:font-name="微軟正黑體1" fo:font-size="6pt" officeooo:rsid="00e63ce4" style:font-name-asian="微軟正黑體1" style:font-size-asian="6pt" style:font-size-complex="6pt"/>
    </style:style>
    <style:style style:name="T22" style:family="text">
      <style:text-properties style:font-name="微軟正黑體1" fo:font-size="6pt" officeooo:rsid="008667ab" style:font-name-asian="微軟正黑體1" style:font-size-asian="6pt" style:font-size-complex="6pt"/>
    </style:style>
    <style:style style:name="T23" style:family="text">
      <style:text-properties style:font-name="微軟正黑體1" fo:font-size="6pt" officeooo:rsid="008845d4" style:font-name-asian="微軟正黑體1" style:font-size-asian="6pt" style:font-size-complex="6pt"/>
    </style:style>
    <style:style style:name="T24" style:family="text">
      <style:text-properties style:font-name="微軟正黑體1" fo:font-size="6pt" officeooo:rsid="00e03643" style:font-name-asian="微軟正黑體1" style:font-size-asian="6pt" style:font-size-complex="6pt"/>
    </style:style>
    <style:style style:name="T25" style:family="text">
      <style:text-properties style:font-name="微軟正黑體1" fo:font-size="6pt" officeooo:rsid="00ed2372" style:font-name-asian="微軟正黑體1" style:font-size-asian="6pt" style:font-size-complex="6pt"/>
    </style:style>
    <style:style style:name="T26" style:family="text">
      <style:text-properties style:font-name="微軟正黑體1" fo:font-size="8pt" officeooo:rsid="00aa0ac1" style:font-name-asian="微軟正黑體1" style:font-size-asian="8pt" style:font-size-complex="8pt"/>
    </style:style>
    <style:style style:name="T27" style:family="text">
      <style:text-properties style:font-name="微軟正黑體1" fo:font-size="8pt" officeooo:rsid="00427728" style:font-name-asian="微軟正黑體1" style:font-size-asian="8pt" style:font-size-complex="8pt"/>
    </style:style>
    <style:style style:name="T28" style:family="text">
      <style:text-properties style:font-name="微軟正黑體1" fo:font-size="8pt" officeooo:rsid="00d3d546" style:font-name-asian="微軟正黑體1" style:font-size-asian="8pt" style:font-size-complex="8pt"/>
    </style:style>
    <style:style style:name="T29" style:family="text">
      <style:text-properties style:font-name="微軟正黑體1" fo:font-size="8pt" officeooo:rsid="00ccf6c6" style:font-name-asian="微軟正黑體1" style:font-size-asian="8pt" style:font-size-complex="8pt"/>
    </style:style>
    <style:style style:name="T30" style:family="text">
      <style:text-properties fo:color="#000080" loext:opacity="100%" style:text-position="sub 58%" style:font-name="微軟正黑體1" fo:font-size="6pt" fo:language="zxx" fo:country="none" style:text-underline-style="solid" style:text-underline-width="auto" style:text-underline-color="font-color" officeooo:rsid="00ed2372" fo:background-color="#97bdfc" loext:char-shading-value="0" style:font-name-asian="微軟正黑體1" style:font-size-asian="6pt" style:language-asian="zxx" style:country-asian="none" style:font-size-complex="6pt" style:language-complex="zxx" style:country-complex="none"/>
    </style:style>
    <style:style style:name="T31" style:family="text">
      <style:text-properties fo:color="#000080" loext:opacity="100%" style:font-name="微軟正黑體" fo:font-size="6pt" fo:language="zxx" fo:country="none" style:text-underline-style="solid" style:text-underline-width="auto" style:text-underline-color="font-color" officeooo:rsid="00ab42e9" style:font-name-asian="微軟正黑體" style:font-size-asian="6pt" style:language-asian="zxx" style:country-asian="none" style:font-size-complex="6pt" style:language-complex="zxx" style:country-complex="none"/>
    </style:style>
    <style:style style:name="T32" style:family="text">
      <style:text-properties style:font-name="微軟正黑體" fo:font-size="8pt" style:font-name-asian="微軟正黑體" style:font-size-asian="8pt" style:font-size-complex="8pt"/>
    </style:style>
    <style:style style:name="T33" style:family="text">
      <style:text-properties style:font-name="微軟正黑體" fo:font-size="6pt" officeooo:rsid="00ab42e9" style:font-name-asian="微軟正黑體" style:font-size-asian="6pt" style:font-size-complex="6pt"/>
    </style:style>
    <style:style style:name="T34" style:family="text">
      <style:text-properties officeooo:rsid="000839e8"/>
    </style:style>
    <style:style style:name="T35" style:family="text">
      <style:text-properties officeooo:rsid="001458bb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交貨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1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P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  <text:user-field-decl office:value-type="string" office:string-value="N保啟" text:name="py3o.o2.neweb_start_date"/>
        <text:user-field-decl office:value-type="string" office:string-value="N保訖" text:name="py3o.o2.neweb_end_date"/>
        <text:user-field-decl office:value-type="string" office:string-value="提報日期1" text:name="py3o.o.bf_proj_cdate"/>
        <text:user-field-decl office:value-type="string" office:string-value="收入1" text:name="py3o.o1.bf_analysis_revenue1"/>
        <text:user-field-decl office:value-type="string" office:string-value="成本1" text:name="py3o.o1.bf_analysis_cost1"/>
        <text:user-field-decl office:value-type="string" office:string-value="毛利1" text:name="py3o.o1.bf_analysis_profit1"/>
        <text:user-field-decl office:value-type="string" office:string-value="R6_1" text:name="py3o.o3.bf_r6_revenue1"/>
        <text:user-field-decl office:value-type="string" office:string-value="NT_1" text:name="py3o.o3.bf_nt_revenue1"/>
        <text:user-field-decl office:value-type="string" office:string-value="NW_1" text:name="py3o.o3.bf_networking_revenue1"/>
        <text:user-field-decl office:value-type="string" office:string-value="R6_1" text:name="py3o.o4.bf_r6_revenue1"/>
        <text:user-field-decl office:value-type="string" office:string-value="NT_1" text:name="py3o.o4.bf_nt_revenue1"/>
        <text:user-field-decl office:value-type="string" office:string-value="support_1" text:name="py3o.o4.bf_support_revenue1"/>
        <text:user-field-decl office:value-type="string" office:string-value="成本1" text:name="py3o.o2.bf_prod_price1"/>
        <text:user-field-decl office:value-type="string" office:string-value="成本小計1" text:name="py3o.o2.bf_prod_subtot1"/>
        <text:user-field-decl office:value-type="string" office:string-value="維護案說明1" text:name="py3o.o.bf_projmaintype_desc"/>
        <text:user-field-decl office:value-type="string" office:string-value="定期維護條款1" text:name="py3o.o.bf_routine_maintenance_new.bf_name"/>
        <text:user-field-decl office:value-type="string" office:string-value="維護服務時段1" text:name="py3o.o.bf_main_service_rule_new.bf_name"/>
        <text:user-field-decl office:value-type="string" office:string-value="叫休時效1" text:name="py3o.o.bf_call_service_response.bf_name"/>
        <text:user-field-decl office:value-type="string" office:string-value="N保啟1" text:name="py3o.o2.bf_neweb_start_date"/>
        <text:user-field-decl office:value-type="string" office:string-value="N保訖1" text:name="py3o.o2.bf_neweb_end_date"/>
        <text:user-field-decl office:value-type="string" office:string-value="類型1" text:name="py3o.o2.bf_cost_type.bf_name"/>
        <text:user-field-decl office:value-type="string" office:string-value="送貨說明" text:name="py3o.o.bf_ship_type"/>
      </text:user-field-decls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61">Newebinfo 專案成本分析表暨申購單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客戶名稱：<text:user-field-get text:display="formula" text:name="py3o.o.cus_name.name">客戶名稱</text:user-field-get></text:p>
          </table:table-cell>
          <table:table-cell table:style-name="Table1.B1" office:value-type="string">
            <text:p text:style-name="P6">申購單編號：<text:user-field-get text:name="py3o.o.name">申購單編號</text:user-field-get></text:p>
          </table:table-cell>
        </table:table-row>
        <table:table-row table:style-name="TableLine140585168509536">
          <table:table-cell table:style-name="Table1.A2" office:value-type="string">
            <text:p text:style-name="P62">客戶專案/標案名稱：<text:user-field-get text:display="formula" text:name="py3o.o.cus_project">標案名稱</text:user-field-get></text:p>
          </table:table-cell>
          <table:table-cell table:style-name="Table1.B2" office:value-type="string">
            <text:p text:style-name="P7">專案編號：<text:user-field-get text:name="py3o.o.name">申購單編號</text:user-field-get></text:p>
          </table:table-cell>
        </table:table-row>
        <table:table-row table:style-name="TableLine140585202925584">
          <table:table-cell table:style-name="Table1.A2" office:value-type="string">
            <text:p text:style-name="P62">客戶訂單/標案號碼：<text:user-field-get text:display="formula" text:name="py3o.o.cus_order">標案號碼</text:user-field-get></text:p>
          </table:table-cell>
          <table:table-cell table:style-name="Table1.B2" office:value-type="string">
            <text:p text:style-name="P7">報表狀態：</text:p>
          </table:table-cell>
        </table:table-row>
        <table:table-row table:style-name="TableLine140585202925856">
          <table:table-cell table:style-name="Table1.A2" office:value-type="string">
            <text:p text:style-name="P62">交貨方式：<text:user-field-get text:name="py3o.o.bf_shipping_type">送貨說明</text:user-field-get></text:p>
          </table:table-cell>
          <table:table-cell table:style-name="Table1.B2" office:value-type="string">
            <text:p text:style-name="P8"><text:span text:style-name="T10">提報/報修日期：</text:span><text:span text:style-name="T10"><text:user-field-get text:name="py3o.o.bf_proj_cdate">提報日期1</text:user-field-get></text:span></text:p>
          </table:table-cell>
        </table:table-row>
        <table:table-row table:style-name="TableLine140585168506288">
          <table:table-cell table:style-name="Table1.A2" office:value-type="string">
            <text:p text:style-name="P64"><text:span text:style-name="T10">預定交貨日期：</text:span><text:span text:style-name="T11"><text:user-field-get text:name="py3o.o.bf_setup_date">預定交貨日</text:user-field-get></text:span></text:p>
          </table:table-cell>
          <table:table-cell table:style-name="Table1.B2" office:value-type="string">
            <text:p text:style-name="P7">交易類別：<text:user-field-get text:name="py3o.o.transation_desc">交易類別</text:user-field-get></text:p>
          </table:table-cell>
        </table:table-row>
        <table:table-row table:style-name="TableLine140585168506560">
          <table:table-cell table:style-name="Table1.A2" office:value-type="string">
            <text:p text:style-name="P62">印花稅：　<text:user-field-get text:name="py3o.o.bf_stamp_duty_type">印花稅別</text:user-field-get>　　NT$<text:user-field-get text:name="py3o.o.stamp_duty">印花稅</text:user-field-get></text:p>
          </table:table-cell>
          <table:table-cell table:style-name="Table1.B2" office:value-type="string">
            <text:p text:style-name="P7">是否有合約：<text:user-field-get text:name="py3o.o.bf_have_contract">有無合約</text:user-field-get></text:p>
          </table:table-cell>
        </table:table-row>
      </table:table>
      <text:p text:style-name="P69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2">@藍新業務毛利分析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類　別</text:p>
          </table:table-cell>
          <table:table-cell table:style-name="Table2.A1" office:value-type="string">
            <text:p text:style-name="P9">收　入</text:p>
          </table:table-cell>
          <table:table-cell table:style-name="Table2.A1" office:value-type="string">
            <text:p text:style-name="P9">成　本</text:p>
          </table:table-cell>
          <table:table-cell table:style-name="Table2.A1" office:value-type="string">
            <text:p text:style-name="P9">毛　利</text:p>
          </table:table-cell>
          <table:table-cell table:style-name="Table2.E1" office:value-type="string">
            <text:p text:style-name="P9">毛利率</text:p>
          </table:table-cell>
        </table:table-row>
        <table:table-row table:style-name="TableLine140585203228736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26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40585203229280">
          <table:table-cell table:style-name="Table2.A3" office:value-type="string">
            <text:p text:style-name="P6"><text:user-field-get text:name="py3o.o1.analysis_costtype.name">類別</text:user-field-get></text:p>
          </table:table-cell>
          <table:table-cell table:style-name="Table2.A3" office:value-type="string">
            <text:p text:style-name="P11"><text:span text:style-name="T12">NT$</text:span><text:span text:style-name="T12"><text:user-field-get text:name="py3o.o1.bf_analysis_revenue1">收入1</text:user-field-get></text:span></text:p>
          </table:table-cell>
          <table:table-cell table:style-name="Table2.A3" office:value-type="string">
            <text:p text:style-name="P15"><text:span text:style-name="T12">NT$</text:span><text:span text:style-name="T12"><text:user-field-get text:name="py3o.o1.bf_analysis_cost1">成本1</text:user-field-get></text:span></text:p>
          </table:table-cell>
          <table:table-cell table:style-name="Table2.A3" office:value-type="string">
            <text:p text:style-name="P15"><text:span text:style-name="T12">NT$</text:span><text:span text:style-name="T12"><text:user-field-get text:name="py3o.o1.bf_analysis_profit1">毛利1</text:user-field-get></text:span></text:p>
          </table:table-cell>
          <table:table-cell table:style-name="Table2.E3" office:value-type="string">
            <text:p text:style-name="P16"><text:user-field-get text:name="py3o.o1.bf_analysis_profitrate">毛利率</text:user-field-get>%</text:p>
          </table:table-cell>
        </table:table-row>
        <table:table-row table:style-name="TableLine140585203231248">
          <table:table-cell table:style-name="Table2.E3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40585203231792">
          <table:table-cell table:style-name="Table2.A3" office:value-type="string">
            <text:p text:style-name="P5">合計</text:p>
          </table:table-cell>
          <table:table-cell table:style-name="Table2.A3" office:value-type="string">
            <text:p text:style-name="P12"><text:span text:style-name="T12">NT$</text:span><text:user-field-get text:name="py3o.o.bf_total_analysis_revenue">總收入</text:user-field-get></text:p>
          </table:table-cell>
          <table:table-cell table:style-name="Table2.A3" office:value-type="string">
            <text:p text:style-name="P12"><text:span text:style-name="T12">NT$</text:span><text:user-field-get text:name="py3o.o.bf_total_analysis_cost">總成本</text:user-field-get></text:p>
          </table:table-cell>
          <table:table-cell table:style-name="Table2.A3" office:value-type="string">
            <text:p text:style-name="P12"><text:span text:style-name="T12">NT$</text:span><text:user-field-get text:name="py3o.o.bf_total_analysis_profit">總毛利</text:user-field-get></text:p>
          </table:table-cell>
          <table:table-cell table:style-name="Table2.E3" office:value-type="string">
            <text:p text:style-name="P11"><text:user-field-get text:name="py3o.o.bf_total_analysis_profitrate">總毛利率</text:user-field-get>%</text:p>
          </table:table-cell>
        </table:table-row>
      </table:table>
      <text:p text:style-name="P46"><text:span text:style-name="T8"><text:s/></text:span><text:a xlink:type="simple" xlink:href="py3o://if=%22o.have_setupcost==True%22" text:style-name="Internet_20_link" text:visited-style-name="Visited_20_Internet_20_Link"><text:span text:style-name="T7">if="o.have_setupcost==True"</text:span></text:a></text:p>
      <text:p text:style-name="P60"/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2">@建置成本歸戶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D"/>
        <table:table-column table:style-name="Table23.G"/>
        <table:table-column table:style-name="Table23.H"/>
        <table:table-row table:style-name="Table23.1">
          <table:table-cell table:style-name="Table23.A1" office:value-type="string">
            <text:p text:style-name="P38">類別/組別</text:p>
          </table:table-cell>
          <table:table-cell table:style-name="Table23.A1" office:value-type="string">
            <text:p text:style-name="P17">R6</text:p>
          </table:table-cell>
          <table:table-cell table:style-name="Table23.A1" office:value-type="string">
            <text:p text:style-name="P37">R6％</text:p>
          </table:table-cell>
          <table:table-cell table:style-name="Table23.A1" office:value-type="string">
            <text:p text:style-name="P18">NT</text:p>
          </table:table-cell>
          <table:table-cell table:style-name="Table23.A1" office:value-type="string">
            <text:p text:style-name="P18">NT%</text:p>
          </table:table-cell>
          <table:table-cell table:style-name="Table23.A1" office:value-type="string">
            <text:p text:style-name="P19">Networking</text:p>
          </table:table-cell>
          <table:table-cell table:style-name="Table23.A1" office:value-type="string">
            <text:p text:style-name="P19">NW%</text:p>
          </table:table-cell>
          <table:table-cell table:style-name="Table23.H1" office:value-type="string">
            <text:p text:style-name="P22">小計</text:p>
          </table:table-cell>
        </table:table-row>
        <table:table-row table:style-name="Table23.2">
          <table:table-cell table:style-name="Table23.A2" table:number-columns-spanned="8" office:value-type="string">
            <text:p text:style-name="P45"><text:a xlink:type="simple" xlink:href="py3o://for=%22o3%20in%20o.setupcost_ids%22" text:style-name="Internet_20_link" text:visited-style-name="Visited_20_Internet_20_Link"><text:span text:style-name="T28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20"><text:user-field-get text:name="py3o.o3.bf_name">類別</text:user-field-get></text:p>
          </table:table-cell>
          <table:table-cell table:style-name="Table23.A3" office:value-type="string">
            <text:p text:style-name="P21">NT$<text:user-field-get text:name="py3o.o3.bf_r6_revenue1">R6_1</text:user-field-get></text:p>
          </table:table-cell>
          <table:table-cell table:style-name="Table23.A3" office:value-type="string">
            <text:p text:style-name="P21"><text:user-field-get text:name="py3o.o3.bf_r6_percent">R6%</text:user-field-get>%</text:p>
          </table:table-cell>
          <table:table-cell table:style-name="Table23.A3" office:value-type="string">
            <text:p text:style-name="P21">NT$<text:user-field-get text:name="py3o.o3.bf_nt_revenue1">NT_1</text:user-field-get></text:p>
          </table:table-cell>
          <table:table-cell table:style-name="Table23.A3" office:value-type="string">
            <text:p text:style-name="P21"><text:user-field-get text:name="py3o.o3.bf_nt_percent">NT%</text:user-field-get>%</text:p>
          </table:table-cell>
          <table:table-cell table:style-name="Table23.A3" office:value-type="string">
            <text:p text:style-name="P21">NT$<text:user-field-get text:name="py3o.o3.bf_networking_revenue1">NW_1</text:user-field-get></text:p>
          </table:table-cell>
          <table:table-cell table:style-name="Table23.A3" office:value-type="string">
            <text:p text:style-name="P21"><text:user-field-get text:name="py3o.o3.bf_networking_percent">NW%</text:user-field-get>%</text:p>
          </table:table-cell>
          <table:table-cell table:style-name="Table23.H3" office:value-type="string">
            <text:p text:style-name="P21">NT$<text:user-field-get text:name="py3o.o3.bf_subtot_revenue">小計</text:user-field-get></text:p>
          </table:table-cell>
        </table:table-row>
        <table:table-row table:style-name="Table23.4">
          <table:table-cell table:style-name="Table23.A4" table:number-columns-spanned="8" office:value-type="string">
            <text:p text:style-name="P45"><text:a xlink:type="simple" xlink:href="py3o:///for" text:style-name="Internet_20_link" text:visited-style-name="Visited_20_Internet_20_Link"><text:span text:style-name="T2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><text:a xlink:type="simple" xlink:href="py3o:///if" text:style-name="Internet_20_link" text:visited-style-name="Visited_20_Internet_20_Link"><text:span text:style-name="T21">/if</text:span></text:a></text:p>
      <text:p text:style-name="Standard"><text:a xlink:type="simple" xlink:href="py3o://if=%22o.have_maincost==True%22" text:style-name="Internet_20_link" text:visited-style-name="Visited_20_Internet_20_Link"><text:span text:style-name="T21">if="o.have_maincost==True"</text:span></text:a></text:p>
      <text:p text:style-name="P40"/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2">@維護成本歸戶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E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23">類別/組別</text:p>
          </table:table-cell>
          <table:table-cell table:style-name="Table25.A1" office:value-type="string">
            <text:p text:style-name="P23">R6</text:p>
          </table:table-cell>
          <table:table-cell table:style-name="Table25.A1" office:value-type="string">
            <text:p text:style-name="P23">R6%</text:p>
          </table:table-cell>
          <table:table-cell table:style-name="Table25.A1" office:value-type="string">
            <text:p text:style-name="P23">NT</text:p>
          </table:table-cell>
          <table:table-cell table:style-name="Table25.A1" office:value-type="string">
            <text:p text:style-name="P23">NT%</text:p>
          </table:table-cell>
          <table:table-cell table:style-name="Table25.A1" office:value-type="string">
            <text:p text:style-name="P23">Networking</text:p>
          </table:table-cell>
          <table:table-cell table:style-name="Table25.A1" office:value-type="string">
            <text:p text:style-name="P23">NW%</text:p>
          </table:table-cell>
          <table:table-cell table:style-name="Table25.A1" office:value-type="string">
            <text:p text:style-name="P23">Support</text:p>
          </table:table-cell>
          <table:table-cell table:style-name="Table25.A1" office:value-type="string">
            <text:p text:style-name="P23">Supp%</text:p>
          </table:table-cell>
          <table:table-cell table:style-name="Table25.J1" office:value-type="string">
            <text:p text:style-name="P9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24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6"><text:user-field-get text:name="py3o.o4.bf_name">類別</text:user-field-get></text:p>
          </table:table-cell>
          <table:table-cell table:style-name="Table25.A3" office:value-type="string">
            <text:p text:style-name="P13">NT$<text:user-field-get text:name="py3o.o4.bf_r6_revenue1">R6_1</text:user-field-get></text:p>
          </table:table-cell>
          <table:table-cell table:style-name="Table25.A3" office:value-type="string">
            <text:p text:style-name="P14"><text:user-field-get text:name="py3o.o4.bf_r6_percent">R6%</text:user-field-get>%</text:p>
          </table:table-cell>
          <table:table-cell table:style-name="Table25.A3" office:value-type="string">
            <text:p text:style-name="P13">NT$<text:user-field-get text:name="py3o.o4.bf_nt_revenue1">NT_1</text:user-field-get></text:p>
          </table:table-cell>
          <table:table-cell table:style-name="Table25.A3" office:value-type="string">
            <text:p text:style-name="P11"><text:user-field-get text:name="py3o.o4.bf_nt_percent">NT%</text:user-field-get>%</text:p>
          </table:table-cell>
          <table:table-cell table:style-name="Table25.A3" office:value-type="string">
            <text:p text:style-name="P13">NT$<text:user-field-get text:name="py3o.o4.bf_nt_revenue1">NT_1</text:user-field-get></text:p>
          </table:table-cell>
          <table:table-cell table:style-name="Table25.A3" office:value-type="string">
            <text:p text:style-name="P11"><text:user-field-get text:name="py3o.o4.bf_networking_percent">NW%</text:user-field-get>%</text:p>
          </table:table-cell>
          <table:table-cell table:style-name="Table25.A3" office:value-type="string">
            <text:p text:style-name="P13">NT$<text:user-field-get text:name="py3o.o4.bf_support_revenue1">support_1</text:user-field-get></text:p>
          </table:table-cell>
          <table:table-cell table:style-name="Table25.A3" office:value-type="string">
            <text:p text:style-name="P11"><text:user-field-get text:name="py3o.o4.bf_support_percent">supp%</text:user-field-get>%</text:p>
          </table:table-cell>
          <table:table-cell table:style-name="Table25.J3" office:value-type="string">
            <text:p text:style-name="P11">NT$<text:user-field-get text:name="py3o.o4.bf_subtot_revenue">subtot_revenue</text:user-field-get></text:p>
          </table:table-cell>
        </table:table-row>
        <table:table-row table:style-name="Table25.1">
          <table:table-cell table:style-name="Table25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7"><text:a xlink:type="simple" xlink:href="py3o:///if" text:style-name="Internet_20_link" text:visited-style-name="Visited_20_Internet_20_Link"><text:span text:style-name="T21">/if</text:span></text:a></text:p>
      <text:p text:style-name="P40"/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3"><text:span text:style-name="T9">@藍新預估進貨及採購成本明細分析</text:span> </text:p>
          </table:table-cell>
        </table:table-row>
      </table:table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table:number-rows-spanned="2" office:value-type="string">
            <text:p text:style-name="P55"/>
          </table:table-cell>
          <table:table-cell table:style-name="Table3.B1" table:number-rows-spanned="2" office:value-type="string">
            <text:p text:style-name="P58">產品編號</text:p>
          </table:table-cell>
          <table:table-cell table:style-name="Table3.C1" office:value-type="string">
            <text:p text:style-name="P56">機種-機型/料號</text:p>
          </table:table-cell>
          <table:table-cell table:style-name="Table3.C1" office:value-type="string">
            <text:p text:style-name="P56">序號</text:p>
          </table:table-cell>
          <table:table-cell table:style-name="Table3.C1" office:value-type="string">
            <text:p text:style-name="P56">數量</text:p>
          </table:table-cell>
          <table:table-cell table:style-name="Table3.C1" office:value-type="string">
            <text:p text:style-name="P57">成本單價</text:p>
          </table:table-cell>
          <table:table-cell table:style-name="Table3.B1" table:number-rows-spanned="2" office:value-type="string">
            <text:p text:style-name="P57">銷價總計</text:p>
          </table:table-cell>
          <table:table-cell table:style-name="Table3.C1" office:value-type="string">
            <text:p text:style-name="P56">保固起始日</text:p>
          </table:table-cell>
          <table:table-cell table:style-name="Table3.B1" table:number-rows-spanned="2" office:value-type="string">
            <text:p text:style-name="P56">廠商</text:p>
          </table:table-cell>
          <table:table-cell table:style-name="Table3.B1" table:number-rows-spanned="2" office:value-type="string">
            <text:p text:style-name="P56">部門</text:p>
          </table:table-cell>
          <table:table-cell table:style-name="Table3.K1" table:number-rows-spanned="2" office:value-type="string">
            <text:p text:style-name="P56">類型</text:p>
          </table:table-cell>
        </table:table-row>
        <table:table-row table:style-name="Table3.2">
          <table:covered-table-cell table:style-name="Table3.A1"/>
          <table:covered-table-cell table:style-name="Table3.B1"/>
          <table:table-cell table:style-name="Table3.C2" table:number-columns-spanned="2" office:value-type="string">
            <text:p text:style-name="P57">規格說明</text:p>
          </table:table-cell>
          <table:covered-table-cell/>
          <table:table-cell table:style-name="Table3.C2" table:number-columns-spanned="2" office:value-type="string">
            <text:p text:style-name="P57">成本小計</text:p>
          </table:table-cell>
          <table:covered-table-cell/>
          <table:covered-table-cell table:style-name="Table3.B1"/>
          <table:table-cell table:style-name="Table3.C2" office:value-type="string">
            <text:p text:style-name="P56">保固截止日</text:p>
          </table:table-cell>
          <table:covered-table-cell table:style-name="Table3.B1"/>
          <table:covered-table-cell table:style-name="Table3.B1"/>
          <table:covered-table-cell table:style-name="Table3.K1"/>
        </table:table-row>
        <table:table-row table:style-name="Table3.3">
          <table:table-cell table:style-name="Table3.A3" table:number-columns-spanned="11" office:value-type="string">
            <text:p text:style-name="P48"><text:a xlink:type="simple" xlink:href="py3o://for=%22o2%20in%20o.saleitem_line%22" text:style-name="Internet_20_link" text:visited-style-name="Visited_20_Internet_20_Link"><text:span text:style-name="T33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rows-spanned="2" office:value-type="string">
            <text:p text:style-name="P56"><text:user-field-get text:name="py3o.o2.line_item">序</text:user-field-get></text:p>
          </table:table-cell>
          <table:table-cell table:style-name="Table3.B1" table:number-rows-spanned="2" office:value-type="string">
            <text:p text:style-name="P51"><text:user-field-get text:name="py3o.o2.bf_chi_product_no">料號</text:user-field-get></text:p>
          </table:table-cell>
          <table:table-cell table:style-name="Table3.C1" office:value-type="string">
            <text:p text:style-name="P51"><text:user-field-get text:name="py3o.o2.bf_prod_modeltype">幾種</text:user-field-get></text:p>
          </table:table-cell>
          <table:table-cell table:style-name="Table3.C1" office:value-type="string">
            <text:p text:style-name="P51"><text:user-field-get text:name="py3o.o2.bf_prod_serial">序號</text:user-field-get></text:p>
          </table:table-cell>
          <table:table-cell table:style-name="Table3.C1" office:value-type="string">
            <text:p text:style-name="P56"><text:user-field-get text:name="py3o.o2.prod_num">數量</text:user-field-get></text:p>
          </table:table-cell>
          <table:table-cell table:style-name="Table3.C1" office:value-type="string">
            <text:p text:style-name="P59"><text:user-field-get text:name="py3o.o2.bf_prod_price1">成本1</text:user-field-get></text:p>
          </table:table-cell>
          <table:table-cell table:style-name="Table3.B1" table:number-rows-spanned="2" office:value-type="string">
            <text:p text:style-name="P59"><text:user-field-get text:name="py3o.o2.bf_prod_revenuetot">銷價小計</text:user-field-get></text:p>
          </table:table-cell>
          <table:table-cell table:style-name="Table3.C1" office:value-type="string">
            <text:p text:style-name="P53"><text:user-field-get text:name="py3o.o2.bf_neweb_start_date">N保啟1</text:user-field-get></text:p>
          </table:table-cell>
          <table:table-cell table:style-name="Table3.B1" table:number-rows-spanned="2" office:value-type="string">
            <text:p text:style-name="P51"><text:user-field-get text:name="py3o.o2.bf_csupplier">廠商</text:user-field-get></text:p>
          </table:table-cell>
          <table:table-cell table:style-name="Table3.B1" table:number-rows-spanned="2" office:value-type="string">
            <text:p text:style-name="P50"><text:span text:style-name="Source_20_Text"><text:span text:style-name="T32"><text:user-field-get text:name="py3o.o2.bf_ccostdept">部門</text:user-field-get></text:span></text:span></text:p>
          </table:table-cell>
          <table:table-cell table:style-name="Table3.K1" table:number-rows-spanned="2" office:value-type="string">
            <text:p text:style-name="P51"><text:user-field-get text:name="py3o.o2.bf_cost_type.bf_name">類型1</text:user-field-get></text:p>
          </table:table-cell>
        </table:table-row>
        <table:table-row table:style-name="Table3.5">
          <table:covered-table-cell table:style-name="Table3.A4"/>
          <table:covered-table-cell table:style-name="Table3.B1"/>
          <table:table-cell table:style-name="Table3.C2" table:number-columns-spanned="2" office:value-type="string">
            <text:p text:style-name="P54"><text:user-field-get text:name="py3o.o2.bf_prod_desc">規格</text:user-field-get></text:p>
          </table:table-cell>
          <table:covered-table-cell/>
          <table:table-cell table:style-name="Table3.C2" table:number-columns-spanned="2" office:value-type="string">
            <text:p text:style-name="P59"><text:user-field-get text:name="py3o.o2.bf_prod_subtot1">成本小計1</text:user-field-get></text:p>
          </table:table-cell>
          <table:covered-table-cell/>
          <table:covered-table-cell table:style-name="Table3.B1"/>
          <table:table-cell table:style-name="Table3.C2" office:value-type="string">
            <text:p text:style-name="P52"><text:user-field-get text:name="py3o.o2.bf_neweb_end_date">N保訖1</text:user-field-get></text:p>
          </table:table-cell>
          <table:covered-table-cell table:style-name="Table3.B1"/>
          <table:covered-table-cell table:style-name="Table3.B1"/>
          <table:covered-table-cell table:style-name="Table3.K1"/>
        </table:table-row>
        <table:table-row table:style-name="Table3.6">
          <table:table-cell table:style-name="Table3.A6" table:number-columns-spanned="11" office:value-type="string">
            <text:p text:style-name="P49"><text:a xlink:type="simple" xlink:href="py3o:///for" text:style-name="Internet_20_link" text:visited-style-name="Visited_20_Internet_20_Link"><text:span text:style-name="T3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140585202819328">
          <table:table-cell table:style-name="Table4.A1" office:value-type="string">
            <text:p text:style-name="P25">合計(未稅)：</text:p>
          </table:table-cell>
          <table:table-cell table:style-name="Table4.B1" office:value-type="string">
            <text:p text:style-name="P26"><text:span text:style-name="T13">NT$</text:span><text:span text:style-name="T13"><text:user-field-get text:name="py3o.o.bf_total_saleitem">未稅合計</text:user-field-get></text:span></text:p>
          </table:table-cell>
          <table:table-cell table:style-name="Table4.A1" office:value-type="string">
            <text:p text:style-name="P25">(5%) 營業稅：</text:p>
          </table:table-cell>
          <table:table-cell table:style-name="Table4.B1" office:value-type="string">
            <text:p text:style-name="P26"><text:span text:style-name="T14">NT$</text:span><text:span text:style-name="T14"><text:user-field-get text:name="py3o.o.bf_total_saleitem_tax">稅金</text:user-field-get></text:span></text:p>
          </table:table-cell>
          <table:table-cell table:style-name="Table4.A1" office:value-type="string">
            <text:p text:style-name="P25">總計(含稅)：</text:p>
          </table:table-cell>
          <table:table-cell table:style-name="Table4.F1" office:value-type="string">
            <text:p text:style-name="P26"><text:span text:style-name="T15">NT$</text:span><text:span text:style-name="T15"><text:user-field-get text:name="py3o.o.bf_total_saleitem_amount">含稅總計</text:user-field-get></text:span></text:p>
          </table:table-cell>
        </table:table-row>
      </table:table>
      <text:p text:style-name="P86"><text:a xlink:type="simple" xlink:href="py3o://if=%22o.main_start_date%20!=%20False%22" text:style-name="Internet_20_link" text:visited-style-name="Visited_20_Internet_20_Link"><text:span text:style-name="T25">if="o.main_start_date != False"</text:span></text:a></text:p>
      <text:p text:style-name="P44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3"><text:span text:style-name="T9">@維護案說明</text:span>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40585202824528">
          <table:table-cell table:style-name="Table5.A1" office:value-type="string">
            <text:p text:style-name="P32">舊約收入</text:p>
          </table:table-cell>
          <table:table-cell table:style-name="Table5.A1" office:value-type="string">
            <text:p text:style-name="P39">NT$<text:user-field-get text:name="py3o.o.bf_old_contact_revenue">舊約收入</text:user-field-get></text:p>
          </table:table-cell>
          <table:table-cell table:style-name="Table5.A1" office:value-type="string">
            <text:p text:style-name="P32">維護案啟始日</text:p>
          </table:table-cell>
          <table:table-cell table:style-name="Table5.A1" office:value-type="string">
            <text:p text:style-name="P24"><text:user-field-get text:name="py3o.o.bf_main_start_date">維護起始日</text:user-field-get></text:p>
          </table:table-cell>
          <table:table-cell table:style-name="Table5.A1" office:value-type="string">
            <text:p text:style-name="P32">維護案說明</text:p>
          </table:table-cell>
          <table:table-cell table:style-name="Table5.F1" office:value-type="string">
            <text:p text:style-name="P32"><text:user-field-get text:name="py3o.o.bf_projmaintype_desc">維護案說明1</text:user-field-get></text:p>
          </table:table-cell>
        </table:table-row>
        <table:table-row table:style-name="TableLine140585202833696">
          <table:table-cell table:style-name="Table5.A2" office:value-type="string">
            <text:p text:style-name="P32">舊約成本</text:p>
          </table:table-cell>
          <table:table-cell table:style-name="Table5.A2" office:value-type="string">
            <text:p text:style-name="P24">NT$<text:user-field-get text:name="py3o.o.bf_old_contact_cost">舊約成本</text:user-field-get></text:p>
          </table:table-cell>
          <table:table-cell table:style-name="Table5.A2" office:value-type="string">
            <text:p text:style-name="P32">維護案截止日</text:p>
          </table:table-cell>
          <table:table-cell table:style-name="Table5.A2" office:value-type="string">
            <text:p text:style-name="P24"><text:user-field-get text:name="py3o.o.bf_main_end_date">維護截止日</text:user-field-get></text:p>
          </table:table-cell>
          <table:table-cell table:style-name="Table5.A2" office:value-type="string">
            <text:p text:style-name="P32">其他說明</text:p>
          </table:table-cell>
          <table:table-cell table:style-name="Table5.F2" office:value-type="string">
            <text:p text:style-name="P32"><text:user-field-get text:name="py3o.o.bf_main_other">其他說明1</text:user-field-get></text:p>
          </table:table-cell>
        </table:table-row>
        <table:table-row table:style-name="TableLine140585202836176">
          <table:table-cell table:style-name="Table5.A2" office:value-type="string">
            <text:p text:style-name="P32">定期維護條款</text:p>
          </table:table-cell>
          <table:table-cell table:style-name="Table5.A2" office:value-type="string">
            <text:p text:style-name="P32"><text:user-field-get text:name="py3o.o.bf_routine_maintenance_new.bf_name">定期維護條款1</text:user-field-get></text:p>
          </table:table-cell>
          <table:table-cell table:style-name="Table5.A2" office:value-type="string">
            <text:p text:style-name="P32">維護服務時段</text:p>
          </table:table-cell>
          <table:table-cell table:style-name="Table5.A2" office:value-type="string">
            <text:p text:style-name="P32"><text:user-field-get text:name="py3o.o.bf_main_service_rule_new.bf_name">維護服務時段1</text:user-field-get></text:p>
          </table:table-cell>
          <table:table-cell table:style-name="Table5.A2" office:value-type="string">
            <text:p text:style-name="P32">叫修時效</text:p>
          </table:table-cell>
          <table:table-cell table:style-name="Table5.F2" office:value-type="string">
            <text:p text:style-name="P32"><text:user-field-get text:name="py3o.o.bf_call_service_response.bf_name">叫休時效1</text:user-field-get></text:p>
          </table:table-cell>
        </table:table-row>
      </table:table>
      <text:p text:style-name="P65"><text:a xlink:type="simple" xlink:href="py3o:///if" text:style-name="Internet_20_link" text:visited-style-name="Visited_20_Internet_20_Link"><text:span text:style-name="T30">/if</text:span></text:a></text:p>
      <text:p text:style-name="P65"><text:a xlink:type="simple" xlink:href="py3o://if=%22o.decision_date%20!=%20False%20%22" text:style-name="Internet_20_link" text:visited-style-name="Visited_20_Internet_20_Link"><text:span text:style-name="T22">if="o.decision_date != False "</text:span></text:a></text:p>
      <text:p text:style-name="P41"/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3"><text:span text:style-name="T9">@政府專案說明</text:span><text:span text:style-name="T34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140585202836832">
          <table:table-cell table:style-name="Table6.A1" office:value-type="string">
            <text:p text:style-name="P32">決標日</text:p>
          </table:table-cell>
          <table:table-cell table:style-name="Table6.A1" office:value-type="string">
            <text:p text:style-name="P33"><text:user-field-get text:name="py3o.o.bf_decision_date">決標日</text:user-field-get></text:p>
          </table:table-cell>
          <table:table-cell table:style-name="Table6.A1" office:value-type="string">
            <text:p text:style-name="P32">專案驗收階段</text:p>
          </table:table-cell>
          <table:table-cell table:style-name="Table6.A1" office:value-type="string">
            <text:p text:style-name="P32"><text:user-field-get text:name="py3o.o.bf_acceptance_step">專案驗收階段</text:user-field-get></text:p>
          </table:table-cell>
          <table:table-cell table:style-name="Table6.A1" office:value-type="string">
            <text:p text:style-name="P32">專案完工日數</text:p>
          </table:table-cell>
          <table:table-cell table:style-name="Table6.F1" office:value-type="string">
            <text:p text:style-name="P32"><text:user-field-get text:name="py3o.o.bf_proj_complete_days">專案完工日數P</text:user-field-get></text:p>
          </table:table-cell>
        </table:table-row>
        <table:table-row table:style-name="TableLine140585202843504">
          <table:table-cell table:style-name="Table6.A2" office:value-type="string">
            <text:p text:style-name="P32">預計發函日</text:p>
          </table:table-cell>
          <table:table-cell table:style-name="Table6.A2" office:value-type="string">
            <text:p text:style-name="P34"><text:user-field-get text:name="py3o.o.bf_send_letter_date">預計發函日</text:user-field-get></text:p>
          </table:table-cell>
          <table:table-cell table:style-name="Table6.A2" office:value-type="string">
            <text:p text:style-name="P32">預計驗收日</text:p>
          </table:table-cell>
          <table:table-cell table:style-name="Table6.A2" office:value-type="string">
            <text:p text:style-name="P35"><text:user-field-get text:name="py3o.o.bf_acceptance_date">預計驗收日</text:user-field-get></text:p>
          </table:table-cell>
          <table:table-cell table:style-name="Table6.A2" office:value-type="string">
            <text:p text:style-name="P32">其他說明</text:p>
          </table:table-cell>
          <table:table-cell table:style-name="Table6.F2" office:value-type="string">
            <text:p text:style-name="P32"><text:user-field-get text:name="py3o.o.bf_main_other">其他說明1</text:user-field-get></text:p>
          </table:table-cell>
        </table:table-row>
      </table:table>
      <text:p text:style-name="P66"><text:a xlink:type="simple" xlink:href="py3o:///if" text:style-name="Internet_20_link" text:visited-style-name="Visited_20_Internet_20_Link"><text:span text:style-name="T4">/if</text:span></text:a></text:p>
      <text:p text:style-name="P66"><text:a xlink:type="simple" xlink:href="py3o://if=%22o.proj_step%20!=%20False%20%22" text:style-name="Internet_20_link" text:visited-style-name="Visited_20_Internet_20_Link"><text:span text:style-name="T23">if="o.proj_step != False "</text:span></text:a></text:p>
      <text:p text:style-name="P43"/>
      <table:table table:name="Table17" table:style-name="Table17" table:template-name="Box List Blue">
        <table:table-column table:style-name="Table17.A"/>
        <table:table-row table:style-name="Table17.1">
          <table:table-cell table:style-name="Table17.A1" office:value-type="string">
            <text:p text:style-name="P2">@專案驗收說明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140585202707008">
          <table:table-cell table:style-name="Table7.A1" office:value-type="string">
            <text:p text:style-name="P32">專案驗收階段</text:p>
          </table:table-cell>
          <table:table-cell table:style-name="Table7.A1" office:value-type="string">
            <text:p text:style-name="P32"><text:user-field-get text:name="py3o.o.bf_proj_step">專案驗收階段P</text:user-field-get></text:p>
          </table:table-cell>
          <table:table-cell table:style-name="Table7.A1" office:value-type="string">
            <text:p text:style-name="P32">專案完工日數</text:p>
          </table:table-cell>
          <table:table-cell table:style-name="Table7.A1" office:value-type="string">
            <text:p text:style-name="P32"><text:user-field-get text:name="py3o.o.bf_proj_complete_days">專案完工日數P</text:user-field-get></text:p>
          </table:table-cell>
          <table:table-cell table:style-name="Table7.A1" office:value-type="string">
            <text:p text:style-name="P32">預計驗收日</text:p>
          </table:table-cell>
          <table:table-cell table:style-name="Table7.F1" office:value-type="string">
            <text:p text:style-name="P36"><text:user-field-get text:name="py3o.o.bf_proj_acceptance_date">預計驗收日Ｐ</text:user-field-get></text:p>
          </table:table-cell>
        </table:table-row>
        <table:table-row table:style-name="TableLine140585202714880">
          <table:table-cell table:style-name="Table7.A2" office:value-type="string">
            <text:p text:style-name="P32">專案付款說明</text:p>
          </table:table-cell>
          <table:table-cell table:style-name="Table7.A2" office:value-type="string">
            <text:p text:style-name="P32"><text:user-field-get text:name="py3o.o.bf_proj_paytype">專案付款說明P</text:user-field-get></text:p>
          </table:table-cell>
          <table:table-cell table:style-name="Table7.A2" office:value-type="string">
            <text:p text:style-name="P32">專案其他說明</text:p>
          </table:table-cell>
          <table:table-cell table:style-name="Table7.D2" table:number-columns-spanned="3" office:value-type="string">
            <text:p text:style-name="P32"><text:user-field-get text:name="py3o.o.bf_proj_other_desc">專案其他說明P</text:user-field-get></text:p>
          </table:table-cell>
          <table:covered-table-cell/>
          <table:covered-table-cell/>
        </table:table-row>
      </table:table>
      <text:p text:style-name="P67"><text:a xlink:type="simple" xlink:href="py3o:///if" text:style-name="Internet_20_link" text:visited-style-name="Visited_20_Internet_20_Link"><text:span text:style-name="T5">/if</text:span></text:a></text:p>
      <text:p text:style-name="P67"><text:a xlink:type="simple" xlink:href="py3o://if=%22o.warranty_start_date%20!=%20False%20%22" text:style-name="Internet_20_link" text:visited-style-name="Visited_20_Internet_20_Link"><text:span text:style-name="T22">if="o.warranty_start_date != False "</text:span></text:a></text:p>
      <text:p text:style-name="P42"/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2">@保固說明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table:number-columns-spanned="2" office:value-type="string">
            <text:p text:style-name="P6">原廠保固說明：<text:user-field-get text:name="py3o.o.bf_origin_warranty_desc">原廠保個說明</text:user-field-get></text:p>
          </table:table-cell>
          <table:covered-table-cell/>
        </table:table-row>
        <table:table-row table:style-name="TableLine140585202717744">
          <table:table-cell table:style-name="Table8.A2" table:number-columns-spanned="2" office:value-type="string">
            <text:p text:style-name="P27">其他保固說明：<text:user-field-get text:name="py3o.o.bf_other_warranty_desc">其他保固說明</text:user-field-get></text:p>
          </table:table-cell>
          <table:covered-table-cell/>
        </table:table-row>
        <table:table-row table:style-name="TableLine140585202958624">
          <table:table-cell table:style-name="Table8.A2" table:number-columns-spanned="2" office:value-type="string">
            <text:p text:style-name="P27">藍新人力說明：<text:user-field-get text:name="py3o.o.bf_neweb_manpower_desc">藍新人力說明</text:user-field-get></text:p>
          </table:table-cell>
          <table:covered-table-cell/>
        </table:table-row>
        <table:table-row table:style-name="TableLine140585202960112">
          <table:table-cell table:style-name="Table8.A2" table:number-columns-spanned="2" office:value-type="string">
            <text:p text:style-name="P28">藍新保固說明：<text:user-field-get text:name="py3o.o.bf_neweb_warranty_desc">藍新保固說明</text:user-field-get></text:p>
          </table:table-cell>
          <table:covered-table-cell/>
        </table:table-row>
        <table:table-row table:style-name="TableLine140585202960384">
          <table:table-cell table:style-name="Table8.A5" office:value-type="string">
            <text:p text:style-name="P29"><text:span text:style-name="T16">保固啟始日：</text:span><text:span text:style-name="T17"><text:user-field-get text:name="py3o.o.bf_warranty_start_date">保固起始日</text:user-field-get></text:span></text:p>
          </table:table-cell>
          <table:table-cell table:style-name="Table8.A2" office:value-type="string">
            <text:p text:style-name="P29"><text:span text:style-name="T16">保固終止日：</text:span><text:span text:style-name="T18"><text:user-field-get text:name="py3o.o.bf_warranty_end_date">保固截止日</text:user-field-get></text:span></text:p>
          </table:table-cell>
        </table:table-row>
      </table:table>
      <text:p text:style-name="P68"><text:a xlink:type="simple" xlink:href="py3o:///if" text:style-name="Internet_20_link" text:visited-style-name="Visited_20_Internet_20_Link"><text:span text:style-name="T6">/if</text:span></text:a></text:p>
      <text:p text:style-name="P74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4"><text:span text:style-name="T34">@</text:span><text:span text:style-name="T16">裝機及派工</text:span><text:span text:style-name="T34">說明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40585202961584">
          <table:table-cell table:style-name="Table9.A1" office:value-type="string">
            <text:p text:style-name="P6">工程師內部組裝</text:p>
          </table:table-cell>
          <table:table-cell table:style-name="Table9.A1" office:value-type="string">
            <text:p text:style-name="P6"><text:s/><text:user-field-get text:name="py3o.o.bf_setup_type">工程師內部組裝說明</text:user-field-get></text:p>
          </table:table-cell>
          <table:table-cell table:style-name="Table9.A1" office:value-type="string">
            <text:p text:style-name="P6">工程師派工</text:p>
          </table:table-cell>
          <table:table-cell table:style-name="Table9.D1" office:value-type="string">
            <text:p text:style-name="P6"><text:s/><text:user-field-get text:name="py3o.o.bf_eng_assign">工程師派工</text:user-field-get></text:p>
          </table:table-cell>
        </table:table-row>
      </table:table>
      <text:p text:style-name="P72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3"><text:span text:style-name="T9">@送貨說明</text:span><text:span text:style-name="T34"> </text:span></text:p>
          </table:table-cell>
        </table:table-row>
      </table:table>
      <table:table table:name="Table10" table:style-name="Table10">
        <table:table-column table:style-name="Table10.A"/>
        <table:table-row table:style-name="TableLine140585202942064">
          <table:table-cell table:style-name="Table10.A1" office:value-type="string">
            <text:p text:style-name="P6">送貨說明：<text:user-field-get text:name="py3o.o.bf_ship_type">送貨說明</text:user-field-get></text:p>
          </table:table-cell>
        </table:table-row>
        <table:table-row table:style-name="TableLine140585202945712">
          <table:table-cell table:style-name="Table10.A2" office:value-type="string">
            <text:p text:style-name="P30">送貨其他說明：<text:user-field-get text:name="py3o.o.bf_ship_description">其他送貨說明</text:user-field-get></text:p>
          </table:table-cell>
        </table:table-row>
      </table:table>
      <text:p text:style-name="P73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3"><text:span text:style-name="T34">@</text:span><text:span text:style-name="T35">開立發票</text:span><text:span text:style-name="T34">說明 </text:span></text:p>
          </table:table-cell>
        </table:table-row>
      </table:table>
      <table:table table:name="Table11" table:style-name="Table11">
        <table:table-column table:style-name="Table11.A"/>
        <table:table-row table:style-name="TableLine140585202949392">
          <table:table-cell table:style-name="Table11.A1" office:value-type="string">
            <text:p text:style-name="P6">開立發票說明：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31">開立發票其他說明：<text:user-field-get text:name="py3o.o.bf_invoice_description">開立發票其他說明</text:user-field-get></text:p>
          </table:table-cell>
        </table:table-row>
      </table:table>
      <text:p text:style-name="P71"/>
      <text:p text:style-name="P75"><text:s text:c="3"/></text:p>
      <text:p text:style-name="P76">簽核:</text:p>
      <text:p text:style-name="P77"><text:s text:c="3"/></text:p>
      <table:table table:name="表格2" table:style-name="表格2">
        <table:table-column table:style-name="表格2.A" table:number-columns-repeated="5"/>
        <table:table-row table:style-name="TableLine140585242061216">
          <table:table-cell table:style-name="TableBox140585079359168" office:value-type="string">
            <text:p text:style-name="P80">董事長: </text:p>
          </table:table-cell>
          <table:table-cell table:style-name="TableBox140585079359168" office:value-type="string">
            <text:p text:style-name="P80">總經理: <text:s text:c="13"/></text:p>
          </table:table-cell>
          <table:table-cell table:style-name="TableBox140585079359168" office:value-type="string">
            <text:p text:style-name="P79">副總: <text:s text:c="12"/></text:p>
          </table:table-cell>
          <table:table-cell table:style-name="TableBox140585079359168" office:value-type="string">
            <text:p text:style-name="P79">業務主管: <text:s text:c="17"/></text:p>
          </table:table-cell>
          <table:table-cell table:style-name="TableBox140585079359168" office:value-type="string">
            <text:p text:style-name="P79">專案負責人:</text:p>
          </table:table-cell>
        </table:table-row>
      </table:table>
      <text:p text:style-name="P79"/>
      <text:p text:style-name="P85"><text:s text:c="96"/></text:p>
      <table:table table:name="表格1" table:style-name="表格1">
        <table:table-column table:style-name="表格1.A"/>
        <table:table-column table:style-name="表格1.B"/>
        <table:table-row table:style-name="TableLine140585079636960">
          <table:table-cell table:style-name="TableBox140585079719744" office:value-type="string">
            <text:p text:style-name="P78">核決權限:</text:p>
          </table:table-cell>
          <table:table-cell table:style-name="TableBox140585079700096" office:value-type="string">
            <text:p text:style-name="Standard"/>
          </table:table-cell>
        </table:table-row>
        <table:table-row table:style-name="TableLine140585079530512">
          <table:table-cell table:style-name="TableBox140585079719744" office:value-type="string">
            <text:p text:style-name="P78">1. 30萬(含)以下且銷貨GP8%以上 → 單位主管 <text:s text:c="47"/></text:p>
          </table:table-cell>
          <table:table-cell table:style-name="TableBox140585079700096" office:value-type="string">
            <text:p text:style-name="P78">2. 30萬(含)以下且銷貨GP8%以下 → 副總級主管</text:p>
          </table:table-cell>
        </table:table-row>
        <table:table-row table:style-name="TableLine140585079022864">
          <table:table-cell table:style-name="TableBox140585079719744" office:value-type="string">
            <text:p text:style-name="P84"><text:span text:style-name="T19">3. </text:span><text:span text:style-name="T20">30 萬～120萬元(含)且銷貨GP8%以上→ 副總級主管 <text:s text:c="31"/></text:span></text:p>
          </table:table-cell>
          <table:table-cell table:style-name="TableBox140585079700096" office:value-type="string">
            <text:p text:style-name="P82">4. 30萬～120萬元(含)且銷貨GP8%以下 → 總經理</text:p>
          </table:table-cell>
        </table:table-row>
        <table:table-row table:style-name="TableLine140585079793872">
          <table:table-cell table:style-name="TableBox140585079719744" office:value-type="string">
            <text:p text:style-name="P81">5. 120萬～1500萬元(含)以上 → 總經理</text:p>
          </table:table-cell>
          <table:table-cell table:style-name="TableBox140585079700096" office:value-type="string">
            <text:p text:style-name="P81"/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iti TC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pitch="variable"/>
    <style:font-face style:name="微軟正黑體1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微軟正黑體1" officeooo:paragraph-rsid="011302e1" style:font-name-asian="微軟正黑體1"/>
    </style:style>
    <style:style style:name="MT1" style:family="text">
      <style:text-properties fo:font-size="6pt" officeooo:rsid="00a19d58" style:font-size-asian="5.25pt" style:font-size-complex="6pt"/>
    </style:style>
    <style:style style:name="MT2" style:family="text">
      <style:text-properties officeooo:rsid="00a19d58"/>
    </style:style>
    <style:style style:name="MT3" style:family="text">
      <style:text-properties fo:font-size="6pt" officeooo:rsid="00a19d58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<text:span text:style-name="MT2"> </text:span><text:span text:style-name="MT3"><text:page-number text:select-page="current">2</text:page-number></text:span><text:span text:style-name="MT2"><text:s/></text:span><text:span text:style-name="MT3">/</text:span><text:span text:style-name="MT2">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3:57:28.322319768</meta:creation-date>
    <dc:date>2022-02-18T23:58:20.459444084</dc:date>
    <meta:editing-duration>PT18H43M52S</meta:editing-duration>
    <meta:editing-cycles>260</meta:editing-cycles>
    <meta:generator>LibreOffice/7.3.0.3$MacOSX_X86_64 LibreOffice_project/0f246aa12d0eee4a0f7adcefbf7c878fc2238db3</meta:generator>
    <meta:print-date>2022-01-10T16:36:28.008000000</meta:print-date>
    <meta:document-statistic meta:table-count="27" meta:image-count="0" meta:object-count="0" meta:page-count="2" meta:paragraph-count="199" meta:word-count="981" meta:character-count="1824" meta:non-whitespace-character-count="1439"/>
  </office:meta>
</office:document-meta>
</file>